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61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7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fo:wrap-option="wrap" style:vertical-align="middle"/>
    </style:style>
    <style:style style:name="ce9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61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8"/>
        <table:table-column table:style-name="co14" table:default-cell-style-name="ce10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3" table:number-columns-repeated="2" table:default-cell-style-name="ce3"/>
        <table:table-column table:style-name="co17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18" table:default-cell-style-name="ce3"/>
        <table:table-column table:style-name="co21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7"/>
          <table:covered-table-cell table:style-name="ce9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7" office:value-type="string" calcext:value-type="string">
            <text:p>dt</text:p>
          </table:table-cell>
          <table:table-cell table:style-name="ce9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table:number-columns-repeated="2"/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0" table:formula="of:=100 * ([.Z3]-[.Y3])/[.Y3]" office:value-type="float" office:value="0" calcext:value-type="float">
            <text:p>0.00E+00</text:p>
          </table:table-cell>
          <table:table-cell table:style-name="ce10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0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table:number-columns-repeated="2"/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/>
          <table:table-cell table:formula="of:=1*[.I4]*[.J4]*[.K4]" office:value-type="float" office:value="1800" calcext:value-type="float">
            <text:p>1800</text:p>
          </table:table-cell>
          <table:table-cell/>
          <table:table-cell table:style-name="ce10" table:formula="of:=100*([.AA4]-[.Z4])/[.Z4]" office:value-type="float" office:value="-100" calcext:value-type="float">
            <text:p>-1.00E+02</text:p>
          </table:table-cell>
          <table:table-cell table:style-name="ce10" table:formula="of:=[.AB4]/[.X4]" office:value-type="float" office:value="-0.000379985408560311" calcext:value-type="float">
            <text:p>-3.80E-04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1:WP1.B1048576">
            <calcext:condition calcext:apply-style-name="Pass" calcext:value="=&quot;Y&quot;" calcext:base-cell-address="WP1.B2"/>
            <calcext:condition calcext:apply-style-name="Fail" calcext:value="=&quot;N&quot;" calcext:base-cell-address="WP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09:43:48.49635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0:12:57.557789232</dc:date>
    <meta:editing-duration>PT1H5M40S</meta:editing-duration>
    <meta:editing-cycles>27</meta:editing-cycles>
    <meta:generator>LibreOffice/5.1.4.2$Linux_X86_64 LibreOffice_project/10m0$Build-2</meta:generator>
    <meta:document-statistic meta:table-count="1" meta:cell-count="105" meta:object-count="0"/>
  </office:meta>
</office:document-meta>
</file>